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1" fo:font-weight="bold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tyle="italic"/>
    </style:style>
    <style:style style:name="T5" style:family="text">
      <style:text-properties fo:color="#660e7a" style:font-name="Courier New1" fo:font-weight="bold"/>
    </style:style>
    <style:style style:name="T6" style:family="text">
      <style:text-properties fo:color="#660e7a" style:font-name="Courier New1" fo:font-style="italic" fo:font-weight="bold"/>
    </style:style>
    <style:style style:name="T7" style:family="text">
      <style:text-properties fo:color="#808000"/>
    </style:style>
    <style:style style:name="T8" style:family="text">
      <style:text-properties fo:color="#808000" style:font-name="Courier New1"/>
    </style:style>
    <style:style style:name="T9" style:family="text">
      <style:text-properties fo:color="#008000" style:font-name="Courier New1" fo:font-weight="bold"/>
    </style:style>
    <style:style style:name="T10" style:family="text">
      <style:text-properties fo:color="#808080"/>
    </style:style>
    <style:style style:name="T11" style:family="text">
      <style:text-properties fo:color="#808080" style:font-name="Courier New1" fo:font-style="italic"/>
    </style:style>
    <style:style style:name="T12" style:family="text">
      <style:text-properties fo:color="#808080" fo:font-style="italic"/>
    </style:style>
    <style:style style:name="T13" style:family="text">
      <style:text-properties fo:color="#0000ff" style:font-name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a_exo_2</text:p>
      <text:p text:style-name="Standard"/>
      <text:p text:style-name="P3"><text:span text:style-name="T1">package </text:span>pb.fr.webetfred;</text:p>
      <text:p text:style-name="P3"/>
      <text:p text:style-name="P3"><text:span text:style-name="T1">import </text:span>android.app.Activity;</text:p>
      <text:p text:style-name="P3"><text:span text:style-name="T1">import </text:span>android.app.ProgressDialog;</text:p>
      <text:p text:style-name="P3"><text:span text:style-name="T1">import </text:span>android.content.DialogInterface;</text:p>
      <text:p text:style-name="P3"><text:span text:style-name="T1">import </text:span>android.os.Bundle;</text:p>
      <text:p text:style-name="P3"><text:span text:style-name="T1">import </text:span>android.os.AsyncTask;</text:p>
      <text:p text:style-name="P3"><text:span text:style-name="T1">import </text:span>android.widget.TextView;</text:p>
      <text:p text:style-name="P3"><text:span text:style-name="T1">import </text:span>java.io.*;</text:p>
      <text:p text:style-name="P3"><text:span text:style-name="T1">import </text:span>java.net.HttpURLConnection;</text:p>
      <text:p text:style-name="P3"><text:span text:style-name="T1">import </text:span>java.net.URL;</text:p>
      <text:p text:style-name="P5">/**</text:p>
      <text:p text:style-name="P4"><text:s/><text:span text:style-name="T4">* Data from servlet from table d'une BD sur un serveur distant affiche dans un TextView</text:span></text:p>
      <text:p text:style-name="P4"><text:s/><text:span text:style-name="T4">*/</text:span></text:p>
      <text:p text:style-name="P3"><text:span text:style-name="T1">public class </text:span>CSVFromWeb <text:span text:style-name="T1">extends </text:span>Activity {</text:p>
      <text:p text:style-name="P2"><text:s text:c="4"/><text:span text:style-name="T2">private </text:span><text:span text:style-name="T3">TextView </text:span><text:span text:style-name="T5">textViewCSV</text:span><text:span text:style-name="T3">;</text:span></text:p>
      <text:p text:style-name="P2"><text:s text:c="4"/><text:span text:style-name="T8">@Override</text:span></text:p>
      <text:p text:style-name="P2"><text:span text:style-name="T7"><text:s text:c="4"/></text:span><text:span text:style-name="T2">protected void </text:span><text:span text:style-name="T3">onCreate(Bundle savedInstanceState) {</text:span></text:p>
      <text:p text:style-name="P2"><text:s text:c="8"/><text:span text:style-name="T2">super</text:span><text:span text:style-name="T3">.onCreate(savedInstanceState);</text:span></text:p>
      <text:p text:style-name="P2"><text:s text:c="8"/><text:span text:style-name="T3">setContentView(R.layout.</text:span><text:span text:style-name="T6">csv_from_web</text:span><text:span text:style-name="T3">);</text:span></text:p>
      <text:p text:style-name="P2"><text:s text:c="8"/><text:span text:style-name="T5">textViewCSV </text:span><text:span text:style-name="T3">= (TextView) findViewById(R.id.</text:span><text:span text:style-name="T6">textViewCSV</text:span><text:span text:style-name="T3">);</text:span></text:p>
      <text:p text:style-name="P2"><text:s text:c="8"/><text:span text:style-name="T3">String lsURL = </text:span><text:span text:style-name="T9">"http://172.26.10.3:8084/ServletsJSPJSTLCours/"</text:span><text:span text:style-name="T3">;</text:span></text:p>
      <text:p text:style-name="P2"><text:s text:c="8"/><text:span text:style-name="T3">String lsRessource = </text:span><text:span text:style-name="T9">"Pays2Csv"</text:span><text:span text:style-name="T3">;</text:span></text:p>
      <text:p text:style-name="P2"><text:s text:c="8"/><text:span text:style-name="T2">new </text:span><text:span text:style-name="T3">TacheAsynchrone().execute(lsURL, lsRessource);</text:span></text:p>
      <text:p text:style-name="P2"><text:s text:c="4"/><text:span text:style-name="T3">} </text:span><text:span text:style-name="T11">/// onCreate</text:span></text:p>
      <text:p text:style-name="P4"><text:s text:c="4"/><text:span text:style-name="T4">/*</text:span></text:p>
      <text:p text:style-name="P4"><text:s text:c="5"/><text:span text:style-name="T4">* AsyncTask&lt;Params, Progress, Result&gt;</text:span></text:p>
      <text:p text:style-name="P4"><text:s text:c="4"/><text:span text:style-name="T4">*/</text:span></text:p>
      <text:p text:style-name="P2"><text:span text:style-name="T10"><text:s text:c="4"/></text:span><text:span text:style-name="T2">private class </text:span><text:span text:style-name="T3">TacheAsynchrone </text:span><text:span text:style-name="T2">extends </text:span><text:span text:style-name="T3">AsyncTask&lt;String, Integer, String&gt; {</text:span></text:p>
      <text:p text:style-name="P2"><text:span text:style-name="T11"/></text:p>
      <text:p text:style-name="P2"><text:span text:style-name="T10"><text:s text:c="8"/></text:span><text:span text:style-name="T8">@Override</text:span></text:p>
      <text:p text:style-name="P2"><text:span text:style-name="T7"><text:s text:c="8"/></text:span><text:span text:style-name="T11">// ----------------------------</text:span></text:p>
      <text:p text:style-name="P2"><text:span text:style-name="T10"><text:s text:c="8"/></text:span><text:span text:style-name="T2">protected </text:span><text:span text:style-name="T3">String doInBackground(String... asParametres) {</text:span></text:p>
      <text:p text:style-name="P2"><text:s text:c="12"/><text:span text:style-name="T11">// String... parametre : nombre variable d'arguments</text:span></text:p>
      <text:p text:style-name="P4"><text:s text:c="12"/><text:span text:style-name="T4">// Se deplace dans un thread d'arriere-plan</text:span></text:p>
      <text:p text:style-name="P2"><text:span text:style-name="T10"><text:s text:c="12"/></text:span><text:span text:style-name="T3">StringBuilder lsb = </text:span><text:span text:style-name="T2">new </text:span><text:span text:style-name="T3">StringBuilder();</text:span></text:p>
      <text:p text:style-name="P2"><text:s text:c="12"/><text:span text:style-name="T3">String lsURL;</text:span></text:p>
      <text:p text:style-name="P2"><text:s text:c="12"/><text:span text:style-name="T3">String lsRessource;</text:span></text:p>
      <text:p text:style-name="P2"><text:span text:style-name="T10"><text:s text:c="12"/></text:span><text:span text:style-name="T3">lsURL = asParametres[</text:span><text:span text:style-name="T13">0</text:span><text:span text:style-name="T3">];</text:span></text:p>
      <text:p text:style-name="P2"><text:s text:c="12"/><text:span text:style-name="T3">lsRessource = asParametres[</text:span><text:span text:style-name="T13">1</text:span><text:span text:style-name="T3">];</text:span></text:p>
      <text:p text:style-name="P2"><text:s text:c="12"/><text:span text:style-name="T3">URL url = </text:span><text:span text:style-name="T2">null</text:span><text:span text:style-name="T3">;</text:span></text:p>
      <text:p text:style-name="P2"><text:s text:c="12"/><text:span text:style-name="T3">HttpURLConnection httpConnection = </text:span><text:span text:style-name="T2">null</text:span><text:span text:style-name="T3">;</text:span></text:p>
      <text:p text:style-name="P2"><text:s text:c="12"/><text:span text:style-name="T2">try </text:span><text:span text:style-name="T3">{</text:span></text:p>
      <text:p text:style-name="P2"><text:s text:c="16"/><text:span text:style-name="T11">// Instanciation de HttpURLConnection avec l'objet url</text:span></text:p>
      <text:p text:style-name="P2"><text:span text:style-name="T10"><text:s text:c="16"/></text:span><text:span text:style-name="T3">url = </text:span><text:span text:style-name="T2">new </text:span><text:span text:style-name="T3">URL(lsURL + lsRessource);</text:span></text:p>
      <text:p text:style-name="P2"><text:s text:c="16"/><text:span text:style-name="T3">httpConnection = (HttpURLConnection) url.openConnection();</text:span></text:p>
      <text:p text:style-name="P4"><text:s text:c="16"/><text:span text:style-name="T4">// Connexion</text:span></text:p>
      <text:p text:style-name="P2"><text:span text:style-name="T10"><text:s text:c="16"/></text:span><text:span text:style-name="T3">httpConnection.connect();</text:span></text:p>
      <text:p text:style-name="P2"><text:s text:c="16"/><text:span text:style-name="T11">// EXECUTION DE LA REQUETE ET RESPONSE</text:span></text:p>
      <text:p text:style-name="P2"><text:span text:style-name="T10"><text:s text:c="16"/></text:span><text:span text:style-name="T3">InputStream is = httpConnection.getInputStream();</text:span></text:p>
      <text:p text:style-name="P2"><text:s text:c="16"/><text:span text:style-name="T11">// Comme l'on recoit un flux Text ASCII</text:span></text:p>
      <text:p text:style-name="P2"><text:span text:style-name="T10"><text:s text:c="16"/></text:span><text:span text:style-name="T3">BufferedReader br = </text:span><text:span text:style-name="T2">new </text:span><text:span text:style-name="T3">BufferedReader(</text:span><text:span text:style-name="T2">new </text:span><text:span text:style-name="T3">InputStreamReader(is));</text:span></text:p>
      <text:p text:style-name="P2"><text:s text:c="16"/><text:span text:style-name="T3">String lsLigne = </text:span><text:span text:style-name="T9">""</text:span><text:span text:style-name="T3">;</text:span></text:p>
      <text:p text:style-name="P2"><text:s text:c="16"/><text:span text:style-name="T2">while </text:span><text:span text:style-name="T3">((lsLigne = br.readLine()) != </text:span><text:span text:style-name="T2">null</text:span><text:span text:style-name="T3">) {</text:span></text:p>
      <text:p text:style-name="P2"><text:s text:c="20"/><text:span text:style-name="T3">lsb.append(lsLigne);</text:span></text:p>
      <text:p text:style-name="P2"><text:s text:c="20"/><text:span text:style-name="T3">lsb.append(</text:span><text:span text:style-name="T9">"</text:span><text:span text:style-name="T2">\n</text:span><text:span text:style-name="T9">"</text:span><text:span text:style-name="T3">);</text:span></text:p>
      <text:p text:style-name="P2"><text:s text:c="16"/><text:span text:style-name="T3">}</text:span></text:p>
      <text:p text:style-name="P2"><text:s text:c="16"/><text:span text:style-name="T3">br.close();</text:span></text:p>
      <text:p text:style-name="P2"><text:soft-page-break/><text:s text:c="16"/><text:span text:style-name="T3">is.close();</text:span></text:p>
      <text:p text:style-name="P2"><text:s text:c="12"/><text:span text:style-name="T3">} </text:span><text:span text:style-name="T2">catch </text:span><text:span text:style-name="T3">(IOException e) {</text:span></text:p>
      <text:p text:style-name="P2"><text:s text:c="16"/><text:span text:style-name="T3">lsb.append(e.getMessage());</text:span></text:p>
      <text:p text:style-name="P2"><text:s text:c="12"/><text:span text:style-name="T3">} </text:span><text:span text:style-name="T2">finally </text:span><text:span text:style-name="T3">{</text:span></text:p>
      <text:p text:style-name="P2"><text:s text:c="16"/><text:span text:style-name="T11">// Deconnexion</text:span></text:p>
      <text:p text:style-name="P2"><text:span text:style-name="T10"><text:s text:c="16"/></text:span><text:span text:style-name="T3">httpConnection.disconnect();</text:span></text:p>
      <text:p text:style-name="P2"><text:s text:c="12"/><text:span text:style-name="T3">}</text:span></text:p>
      <text:p text:style-name="P2"><text:s text:c="12"/><text:span text:style-name="T11">// Renvoie la valeur a onPostExecute</text:span></text:p>
      <text:p text:style-name="P2"><text:span text:style-name="T10"><text:s text:c="12"/></text:span><text:span text:style-name="T2">return </text:span><text:span text:style-name="T3">lsb.toString();</text:span></text:p>
      <text:p text:style-name="P2"><text:s text:c="8"/><text:span text:style-name="T3">} </text:span><text:span text:style-name="T11">/// doInBackground</text:span></text:p>
      <text:p text:style-name="P2"><text:span text:style-name="T10"><text:s text:c="8"/></text:span><text:span text:style-name="T8">@Override</text:span></text:p>
      <text:p text:style-name="P2"><text:span text:style-name="T7"><text:s text:c="8"/></text:span><text:span text:style-name="T11">// -------------------------</text:span></text:p>
      <text:p text:style-name="P2"><text:span text:style-name="T10"><text:s text:c="8"/></text:span><text:span text:style-name="T2">protected void </text:span><text:span text:style-name="T3">onPostExecute(String s) {</text:span></text:p>
      <text:p text:style-name="P2"><text:s text:c="12"/><text:span text:style-name="T11">// Synchronisation avec le thread de l'UI</text:span></text:p>
      <text:p text:style-name="P4"><text:s text:c="12"/><text:span text:style-name="T4">// Affiche le resultat final</text:span></text:p>
      <text:p text:style-name="P2"><text:span text:style-name="T10"><text:s text:c="12"/></text:span><text:span text:style-name="T5">textViewCSV</text:span><text:span text:style-name="T3">.setText(s);</text:span></text:p>
      <text:p text:style-name="P2"><text:s text:c="8"/><text:span text:style-name="T3">} </text:span><text:span text:style-name="T11">/// onPostExecute</text:span></text:p>
      <text:p text:style-name="P2"><text:span text:style-name="T10"><text:s text:c="4"/></text:span><text:span text:style-name="T3">} </text:span><text:span text:style-name="T11">/// TacheAsynchrone</text:span></text:p>
      <text:p text:style-name="P1">} <text:span text:style-name="T12">/// clas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03:51.20</meta:creation-date>
    <dc:date>2017-10-31T11:06:10.99</dc:date>
    <meta:editing-duration>PT2M17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76" meta:word-count="250" meta:character-count="2875"/>
  </office:meta>
</office:document-meta>
</file>